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315cm" fo:margin-left="1.295cm" fo:margin-right="3.39cm" table:align="margins"/>
    </style:style>
    <style:style style:name="表1.A" style:family="table-column">
      <style:table-column-properties style:column-width="3.464cm" style:rel-column-width="18434*"/>
    </style:style>
    <style:style style:name="表1.B" style:family="table-column">
      <style:table-column-properties style:column-width="3.597cm" style:rel-column-width="19138*"/>
    </style:style>
    <style:style style:name="表1.C" style:family="table-column">
      <style:table-column-properties style:column-width="5.255cm" style:rel-column-width="2796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5.536cm" table:align="right"/>
    </style:style>
    <style:style style:name="表2.A" style:family="table-column">
      <style:table-column-properties style:column-width="1.106cm"/>
    </style:style>
    <style:style style:name="表2.B" style:family="table-column">
      <style:table-column-properties style:column-width="2.79cm"/>
    </style:style>
    <style:style style:name="表2.C" style:family="table-column">
      <style:table-column-properties style:column-width="11.64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5.536cm" table:align="right"/>
    </style:style>
    <style:style style:name="表3.A" style:family="table-column">
      <style:table-column-properties style:column-width="1.106cm"/>
    </style:style>
    <style:style style:name="表3.B" style:family="table-column">
      <style:table-column-properties style:column-width="2.79cm"/>
    </style:style>
    <style:style style:name="表3.C" style:family="table-column">
      <style:table-column-properties style:column-width="11.64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5.946cm" table:align="right"/>
    </style:style>
    <style:style style:name="表4.A" style:family="table-column">
      <style:table-column-properties style:column-width="0.841cm"/>
    </style:style>
    <style:style style:name="表4.B" style:family="table-column">
      <style:table-column-properties style:column-width="1.804cm"/>
    </style:style>
    <style:style style:name="表4.C" style:family="table-column">
      <style:table-column-properties style:column-width="2.766cm"/>
    </style:style>
    <style:style style:name="表4.D" style:family="table-column">
      <style:table-column-properties style:column-width="10.534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5.536cm" table:align="right"/>
    </style:style>
    <style:style style:name="表7.A" style:family="table-column">
      <style:table-column-properties style:column-width="1.106cm"/>
    </style:style>
    <style:style style:name="表7.B" style:family="table-column">
      <style:table-column-properties style:column-width="4.066cm"/>
    </style:style>
    <style:style style:name="表7.C" style:family="table-column">
      <style:table-column-properties style:column-width="10.36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C4" style:family="table-cell" style:data-style-name="N10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536cm" table:align="right"/>
    </style:style>
    <style:style style:name="表6.A" style:family="table-column">
      <style:table-column-properties style:column-width="1.106cm"/>
    </style:style>
    <style:style style:name="表6.B" style:family="table-column">
      <style:table-column-properties style:column-width="2.79cm"/>
    </style:style>
    <style:style style:name="表6.C" style:family="table-column">
      <style:table-column-properties style:column-width="11.64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5.536cm" table:align="right"/>
    </style:style>
    <style:style style:name="表5.A" style:family="table-column">
      <style:table-column-properties style:column-width="1.106cm"/>
    </style:style>
    <style:style style:name="表5.B" style:family="table-column">
      <style:table-column-properties style:column-width="2.79cm"/>
    </style:style>
    <style:style style:name="表5.C" style:family="table-column">
      <style:table-column-properties style:column-width="11.64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5.536cm" table:align="right"/>
    </style:style>
    <style:style style:name="表8.A" style:family="table-column">
      <style:table-column-properties style:column-width="1.106cm"/>
    </style:style>
    <style:style style:name="表8.B" style:family="table-column">
      <style:table-column-properties style:column-width="2.79cm"/>
    </style:style>
    <style:style style:name="表8.C" style:family="table-column">
      <style:table-column-properties style:column-width="11.64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4" style:family="paragraph" style:parent-style-name="Standard">
      <style:text-properties style:language-asian="ja" style:country-asian="JP"/>
    </style:style>
    <style:style style:name="P5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6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7" style:family="paragraph" style:parent-style-name="Standard">
      <style:text-properties style:font-name="Arial" fo:font-size="13pt" style:font-size-asian="13pt" style:language-asian="ja" style:country-asian="JP" style:font-size-complex="13pt"/>
    </style:style>
    <style:style style:name="P8" style:family="paragraph" style:parent-style-name="Standard">
      <style:text-properties fo:color="#3333ff" style:font-name="Arimo" fo:font-size="20pt" fo:font-weight="bold" fo:background-color="#ffff99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>
      <style:paragraph-properties fo:margin-left="0.75cm" fo:margin-right="0cm" fo:text-indent="0cm" style:auto-text-indent="false"/>
      <style:text-properties style:font-name="Arial" fo:font-size="14pt" style:font-size-asian="14pt" style:language-asian="ja" style:country-asian="JP" style:font-size-complex="14pt"/>
    </style:style>
    <style:style style:name="P10" style:family="paragraph" style:parent-style-name="Table_20_Contents">
      <style:paragraph-properties fo:margin-left="0.75cm" fo:margin-right="0cm" fo:text-indent="0cm" style:auto-text-indent="false"/>
      <style:text-properties style:font-name="Arial" fo:font-size="14pt" style:font-size-asian="14pt" style:language-asian="ja" style:country-asian="JP" style:font-size-complex="14pt"/>
    </style:style>
    <style:style style:name="P11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12" style:family="paragraph" style:parent-style-name="Table_20_Contents" style:list-style-name="L8">
      <style:text-properties style:font-name="Arial" fo:font-size="14pt" style:font-size-asian="14pt" style:language-asian="ja" style:country-asian="JP" style:font-size-complex="14pt"/>
    </style:style>
    <style:style style:name="P13" style:family="paragraph" style:parent-style-name="Table_20_Contents" style:list-style-name="L21">
      <style:text-properties style:font-name="Arial" fo:font-size="14pt" style:font-size-asian="14pt" style:language-asian="ja" style:country-asian="JP" style:font-size-complex="14pt"/>
    </style:style>
    <style:style style:name="P14" style:family="paragraph" style:parent-style-name="Table_20_Contents">
      <style:text-properties style:font-name="Arial" fo:font-size="14pt" style:font-size-asian="14pt" style:font-size-complex="14pt"/>
    </style:style>
    <style:style style:name="P15" style:family="paragraph" style:parent-style-name="Table_20_Contents" style:list-style-name="L9">
      <style:text-properties style:language-asian="ja" style:country-asian="JP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style:language-asian="ja" style:country-asian="JP"/>
    </style:style>
    <style:style style:name="P18" style:family="paragraph" style:parent-style-name="Standard" style:list-style-name="L2">
      <style:text-properties style:language-asian="ja" style:country-asian="JP"/>
    </style:style>
    <style:style style:name="P19" style:family="paragraph" style:parent-style-name="Standard" style:list-style-name="L3">
      <style:text-properties style:language-asian="ja" style:country-asian="JP"/>
    </style:style>
    <style:style style:name="P20" style:family="paragraph" style:parent-style-name="Standard" style:list-style-name="L4">
      <style:text-properties style:language-asian="ja" style:country-asian="JP"/>
    </style:style>
    <style:style style:name="P21" style:family="paragraph" style:parent-style-name="Standard" style:list-style-name="L6">
      <style:text-properties style:language-asian="ja" style:country-asian="JP"/>
    </style:style>
    <style:style style:name="P22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23" style:family="paragraph" style:parent-style-name="Standard" style:list-style-name="L5">
      <style:text-properties style:font-name="Arial" fo:font-size="14pt" style:font-size-asian="14pt" style:language-asian="ja" style:country-asian="JP" style:font-size-complex="14pt"/>
    </style:style>
    <style:style style:name="P24" style:family="paragraph" style:parent-style-name="Standard" style:list-style-name="L7">
      <style:text-properties style:font-name="Arial" fo:font-size="14pt" style:font-size-asian="14pt" style:language-asian="ja" style:country-asian="JP" style:font-size-complex="14pt"/>
    </style:style>
    <style:style style:name="P25" style:family="paragraph" style:parent-style-name="Standard" style:list-style-name="L10">
      <style:text-properties style:font-name="Arial" fo:font-size="14pt" style:font-size-asian="14pt" style:language-asian="ja" style:country-asian="JP" style:font-size-complex="14pt"/>
    </style:style>
    <style:style style:name="P26" style:family="paragraph" style:parent-style-name="Standard" style:list-style-name="L11">
      <style:text-properties style:font-name="Arial" fo:font-size="14pt" style:font-size-asian="14pt" style:language-asian="ja" style:country-asian="JP" style:font-size-complex="14pt"/>
    </style:style>
    <style:style style:name="P27" style:family="paragraph" style:parent-style-name="Standard" style:list-style-name="L12">
      <style:text-properties style:font-name="Arial" fo:font-size="14pt" style:font-size-asian="14pt" style:language-asian="ja" style:country-asian="JP" style:font-size-complex="14pt"/>
    </style:style>
    <style:style style:name="P28" style:family="paragraph" style:parent-style-name="Standard" style:list-style-name="L13">
      <style:text-properties style:font-name="Arial" fo:font-size="14pt" style:font-size-asian="14pt" style:language-asian="ja" style:country-asian="JP" style:font-size-complex="14pt"/>
    </style:style>
    <style:style style:name="P29" style:family="paragraph" style:parent-style-name="Standard" style:list-style-name="L14">
      <style:text-properties style:font-name="Arial" fo:font-size="14pt" style:font-size-asian="14pt" style:language-asian="ja" style:country-asian="JP" style:font-size-complex="14pt"/>
    </style:style>
    <style:style style:name="P30" style:family="paragraph" style:parent-style-name="Standard" style:list-style-name="L15">
      <style:text-properties style:font-name="Arial" fo:font-size="14pt" style:font-size-asian="14pt" style:language-asian="ja" style:country-asian="JP" style:font-size-complex="14pt"/>
    </style:style>
    <style:style style:name="P31" style:family="paragraph" style:parent-style-name="Standard" style:list-style-name="L16">
      <style:text-properties style:font-name="Arial" fo:font-size="14pt" style:font-size-asian="14pt" style:language-asian="ja" style:country-asian="JP" style:font-size-complex="14pt"/>
    </style:style>
    <style:style style:name="P32" style:family="paragraph" style:parent-style-name="Standard" style:list-style-name="L17">
      <style:text-properties style:font-name="Arial" fo:font-size="14pt" style:font-size-asian="14pt" style:language-asian="ja" style:country-asian="JP" style:font-size-complex="14pt"/>
    </style:style>
    <style:style style:name="P33" style:family="paragraph" style:parent-style-name="Standard" style:list-style-name="L18">
      <style:text-properties style:font-name="Arial" fo:font-size="14pt" style:font-size-asian="14pt" style:language-asian="ja" style:country-asian="JP" style:font-size-complex="14pt"/>
    </style:style>
    <style:style style:name="P34" style:family="paragraph" style:parent-style-name="Standard" style:list-style-name="L20">
      <style:text-properties style:font-name="Arial" fo:font-size="14pt" style:font-size-asian="14pt" style:language-asian="ja" style:country-asian="JP" style:font-size-complex="14pt"/>
    </style:style>
    <style:style style:name="P35" style:family="paragraph" style:parent-style-name="Standard" style:list-style-name="L19">
      <style:text-properties style:font-name="Arial" fo:font-size="13pt" style:font-size-asian="13pt" style:language-asian="ja" style:country-asian="JP" style:font-size-complex="13pt"/>
    </style:style>
    <style:style style:name="T1" style:family="text">
      <style:text-properties style:language-asian="ja" style:country-asian="JP"/>
    </style:style>
    <style:style style:name="T2" style:family="text">
      <style:text-properties style:font-name="Arial" fo:font-size="14pt" style:font-size-asian="14pt" style:font-size-complex="14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p.73]</text:p>
      <text:p text:style-name="Standard"/>
      <text:list xml:id="list8785929589965881938" text:style-name="L1">
        <text:list-item>
          <text:p text:style-name="P16"><text:a xlink:type="simple" xlink:href="https://duckduckgo.com/?ia=web" text:style-name="Internet_20_link" text:visited-style-name="Visited_20_Internet_20_Link">https://duckduckgo.com/?ia=web</text:a> 財務省　統計　国債</text:p>
        </text:list-item>
        <text:list-item>
          <text:p text:style-name="P16"><text:a xlink:type="simple" xlink:href="https://www.mof.go.jp/jgbs/publication/annual_report/2017/index.html" text:style-name="Internet_20_link" text:visited-style-name="Visited_20_Internet_20_Link">https://www.mof.go.jp/jgbs/publication/annual_report/2017/index.html</text:a></text:p>
          <text:list>
            <text:list-item>
              <text:p text:style-name="P16">内国債の所有者別現在額 (最近5年間)......... 30</text:p>
              <text:list>
                <text:list-item>
                  <text:p text:style-name="P16">==&gt; NO</text:p>
                </text:list-item>
              </text:list>
            </text:list-item>
            <text:list-item>
              <text:p text:style-name="P16">16．国債の満期到来額の名称別所有者別状況 (最近5年間)......... 38</text:p>
              <text:list>
                <text:list-item>
                  <text:p text:style-name="P16">==&gt; NO</text:p>
                </text:list-item>
              </text:list>
            </text:list-item>
            <text:list-item>
              <text:p text:style-name="P16">==&gt; NO</text:p>
            </text:list-item>
          </text:list>
        </text:list-item>
        <text:list-item>
          <text:p text:style-name="P17">横浜銀行</text:p>
          <text:list>
            <text:list-item>
              <text:p text:style-name="P17"><text:a xlink:type="simple" xlink:href="https://duckduckgo.com/?q=横浜銀行+有価証券報告書&amp;t=opera&amp;ia=web" text:style-name="Internet_20_link" text:visited-style-name="Visited_20_Internet_20_Link">https://duckduckgo.com/?q=横浜銀行+有価証券報告書&amp;t=opera&amp;ia=web</text:a></text:p>
            </text:list-item>
            <text:list-item>
              <text:p text:style-name="P17"><text:a xlink:type="simple" xlink:href="https://www.concordia-fg.jp/shareholder/ir/securities/index.html" text:style-name="Internet_20_link" text:visited-style-name="Visited_20_Internet_20_Link">https://www.concordia-fg.jp/shareholder/ir/securities/index.html</text:a></text:p>
            </text:list-item>
            <text:list-item>
              <text:p text:style-name="P17"><text:a xlink:type="simple" xlink:href="https://www.concordia-fg.jp/shareholder/ir/securities/index.html" text:style-name="Internet_20_link" text:visited-style-name="Visited_20_Internet_20_Link">https://www.concordia-fg.jp/shareholder/ir/securities/index.html</text:a></text:p>
            </text:list-item>
            <text:list-item>
              <text:p text:style-name="P17">FOUND</text:p>
              <text:list>
                <text:list-item>
                  <text:p text:style-name="P17">「その他有価証券」</text:p>
                  <text:list>
                    <text:list-item>
                      <text:p text:style-name="P17">前期、676,607　　=&gt;　当期、944,454</text:p>
                      <text:list>
                        <text:list-item>
                          <text:p text:style-name="P17">　=&gt;　2千7百億円、　=&gt;　買い越し</text:p>
                        </text:list-item>
                      </text:list>
                    </text:list-item>
                    <text:list-item>
                      <text:p text:style-name="P17">“「その他の証券」には、外国債券及び外国株式を含んでおります。”</text:p>
                    </text:list-item>
                  </text:list>
                </text:list-item>
                <text:list-item>
                  <text:p text:style-name="P17">国債　=&gt;　売り越し、90 億円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国債</text:p>
          </table:table-cell>
          <table:table-cell table:style-name="表1.A1" office:value-type="string">
            <text:p text:style-name="Table_20_Contents">sell</text:p>
          </table:table-cell>
          <table:table-cell table:style-name="表1.C1" office:value-type="string">
            <text:p text:style-name="Table_20_Contents">'- 90 <text:span text:style-name="T1">（億円）</text:span></text:p>
          </table:table-cell>
        </table:table-row>
        <table:table-row>
          <table:table-cell table:style-name="表1.A2" office:value-type="string">
            <text:p text:style-name="P4">その他有価証券</text:p>
          </table:table-cell>
          <table:table-cell table:style-name="表1.A2" office:value-type="string">
            <text:p text:style-name="Table_20_Contents">buy</text:p>
          </table:table-cell>
          <table:table-cell table:style-name="表1.C2" office:value-type="string">
            <text:p text:style-name="Table_20_Contents">'+ 2700</text:p>
          </table:table-cell>
        </table:table-row>
        <table:table-row>
          <table:table-cell table:style-name="表1.A2" office:value-type="string">
            <text:p text:style-name="Table_20_Contents">社債</text:p>
          </table:table-cell>
          <table:table-cell table:style-name="表1.A2" office:value-type="string">
            <text:p text:style-name="Table_20_Contents"/>
          </table:table-cell>
          <table:table-cell table:style-name="表1.C2" office:value-type="string">
            <text:p text:style-name="Table_20_Contents">'- 580</text:p>
          </table:table-cell>
        </table:table-row>
        <table:table-row>
          <table:table-cell table:style-name="表1.A2" office:value-type="string">
            <text:p text:style-name="Table_20_Contents">株式</text:p>
          </table:table-cell>
          <table:table-cell table:style-name="表1.A2" office:value-type="string">
            <text:p text:style-name="Table_20_Contents"/>
          </table:table-cell>
          <table:table-cell table:style-name="表1.C2" office:value-type="string">
            <text:p text:style-name="Table_20_Contents">'- 350</text:p>
          </table:table-cell>
        </table:table-row>
      </table:table>
      <text:list xml:id="list33683012" text:continue-numbering="true" text:style-name="L1">
        <text:list-item>
          <text:list>
            <text:list-item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4"/>
      <text:p text:style-name="P4">[/ 20191011_165626]</text:p>
      <text:p text:style-name="P4"/>
      <text:p text:style-name="P4">---------------------------------------------------------------------</text:p>
      <text:p text:style-name="P4">[20191015_164504]</text:p>
      <text:p text:style-name="P4"/>
      <text:list xml:id="list5280359430124714877" text:style-name="L2">
        <text:list-item>
          <text:p text:style-name="P18">wanna know → 東京三菱銀行 有価証券報告書</text:p>
          <text:list>
            <text:list-item>
              <text:p text:style-name="P18"><text:a xlink:type="simple" xlink:href="https://duckduckgo.com/?q=東京三菱銀行+有価証券報告書&amp;t=opera&amp;ia=web" text:style-name="Internet_20_link" text:visited-style-name="Visited_20_Internet_20_Link">https://duckduckgo.com/?q=東京三菱銀行+有価証券報告書&amp;t=opera&amp;ia=web</text:a></text:p>
            </text:list-item>
            <text:list-item>
              <text:p text:style-name="P18"><text:a xlink:type="simple" xlink:href="https://www.mufg.jp/dam/ir/report/security_report/pdf/yu_bk19.pdf" text:style-name="Internet_20_link" text:visited-style-name="Visited_20_Internet_20_Link">https://www.mufg.jp/dam/ir/report/security_report/pdf/yu_bk19.pdf</text:a></text:p>
              <text:list>
                <text:list-item>
                  <text:p text:style-name="P18">p.39 “国内・海外別有価証券の状況” (“【経営者による財政状態、経営成績及びキャッシュ・フローの状況の分析】” &lt; “第２ 【事業の状況】…”</text:p>
                </text:list-item>
                <text:list-item>
                  <text:p text:style-name="P18">sheet : p.73.ods (tab : “p.75-”) // C:\WORKS_2\WS\WS_Others.bk\03_fujimaki_hatan // (百万円)</text:p>
                </text:list-item>
              </text:list>
            </text:list-item>
          </text:list>
        </text:list-item>
      </text:list>
      <text:p text:style-name="P4"><draw:frame draw:style-name="fr1" draw:name="オブジェクト1" text:anchor-type="paragraph" svg:width="9.035cm" svg:height="7.214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>[next]</text:p>
      <text:list xml:id="list7054014276473458405" text:style-name="L3">
        <text:list-item>
          <text:p text:style-name="P19">ANY</text:p>
        </text:list-item>
      </text:list>
      <text:p text:style-name="P4"/>
      <text:p text:style-name="P4">[/ 20191015_170248]</text:p>
      <text:p text:style-name="P4"/>
      <text:p text:style-name="P4"/>
      <text:p text:style-name="P4">---------------------------------------------------------------------</text:p>
      <text:p text:style-name="P4">[20191016_180829]</text:p>
      <text:list xml:id="list5540687284274943574" text:style-name="L4">
        <text:list-item>
          <text:p text:style-name="P20"><text:a xlink:type="simple" xlink:href="https://www.smfg.co.jp/investor/financial/yuho/h3103bchanki_pdf/h3103_00.pdf" text:style-name="Internet_20_link" text:visited-style-name="Visited_20_Internet_20_Link">https://www.smfg.co.jp/investor/financial/yuho/h3103bchanki_pdf/h3103_00.pdf</text:a> “有価証券報告書 ”</text:p>
        </text:list-item>
        <text:list-item>
          <text:p text:style-name="P20">sheet : p.73.ods (tab “3”) // C:\WORKS_2\WS\WS_Others.bk\03_fujimaki_hatan</text:p>
        </text:list-item>
        <text:list-item>
          <text:p text:style-name="P20"/>
        </text:list-item>
      </text:list>
      <text:p text:style-name="P4"><draw:frame draw:style-name="fr2" draw:name="オブジェクト2" text:anchor-type="paragraph" svg:width="15.808cm" svg:height="4.53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[FOUND]</text:p>
      <text:list xml:id="list5744287585008604378" text:style-name="L5">
        <text:list-item>
          <text:p text:style-name="P23">対前年度比</text:p>
          <text:list>
            <text:list-item>
              <text:p text:style-name="P23">国債保有高　=&gt;　３割、減</text:p>
            </text:list-item>
            <text:list-item>
              <text:p text:style-name="P23">株式　=&gt;　１割、減</text:p>
            </text:list-item>
            <text:list-item>
              <text:p text:style-name="P23">地方債　=&gt;　約、２倍</text:p>
            </text:list-item>
          </text:list>
        </text:list-item>
      </text:list>
      <text:p text:style-name="P4"/>
      <text:p text:style-name="P4"/>
      <text:p text:style-name="P4">[next]</text:p>
      <text:list xml:id="list8975352248060257775" text:style-name="L6">
        <text:list-item>
          <text:p text:style-name="P21">北海道（自治体としての）　=&gt;　自治体債券、発行高</text:p>
        </text:list-item>
      </text:list>
      <text:p text:style-name="P4"/>
      <text:p text:style-name="P4">[/ 20191016_182944]</text:p>
      <text:p text:style-name="P4"/>
      <text:p text:style-name="P4"><text:soft-page-break/></text:p>
      <text:p text:style-name="P8"/>
      <text:p text:style-name="P4"/>
      <text:p text:style-name="P4"/>
      <text:p text:style-name="P6">---------------------------------------------------------------------</text:p>
      <text:p text:style-name="P6">[20191017_123145]</text:p>
      <text:p text:style-name="P6"/>
      <text:list xml:id="list8632008344891193803" text:style-name="L7">
        <text:list-item>
          <text:p text:style-name="P24">みずほ銀行 有価証券報告書</text:p>
          <text:list>
            <text:list-item>
              <text:p text:style-name="P24"><text:a xlink:type="simple" xlink:href="https://duckduckgo.com/?q=みずほ銀行+有価証券報告書&amp;t=opera&amp;ia=web" text:style-name="Internet_20_link" text:visited-style-name="Visited_20_Internet_20_Link">https://duckduckgo.com/?q=みずほ銀行+有価証券報告書&amp;t=opera&amp;ia=web</text:a></text:p>
            </text:list-item>
            <text:list-item>
              <text:p text:style-name="P24"><text:a xlink:type="simple" xlink:href="https://www.mizuho-fg.co.jp/investors/financial/report/yuho_201903/pdf/bk_fy.pdf" text:style-name="Internet_20_link" text:visited-style-name="Visited_20_Internet_20_Link">https://www.mizuho-fg.co.jp/investors/financial/report/yuho_201903/pdf/bk_fy.pdf</text:a></text:p>
            </text:list-item>
            <text:list-item>
              <text:p text:style-name="P24"><draw:frame draw:style-name="fr3" draw:name="オブジェクト3" text:anchor-type="paragraph" svg:x="1.725cm" svg:y="1.318cm" svg:width="13.55cm" svg:height="4.537cm" draw:z-index="2"><draw:object xlink:href="./Object 3" xlink:type="simple" xlink:show="embed" xlink:actuate="onLoad"/><draw:image xlink:href="./ObjectReplacements/Object 3" xlink:type="simple" xlink:show="embed" xlink:actuate="onLoad"/></draw:frame>sheet : p.73.ods (tab “4”) // C:\WORKS_2\WS\WS_Others.bk\03_fujimaki_hatan</text:p>
            </text:list-item>
            <text:list-item>
              <text:p text:style-name="P24">FOUND</text:p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2"/>
          </table:table-cell>
          <table:table-cell table:style-name="表2.A1" office:value-type="string">
            <text:p text:style-name="P6">全項目</text:p>
          </table:table-cell>
          <table:table-cell table:style-name="表2.C1" office:value-type="string">
            <text:p text:style-name="P6">減少</text:p>
          </table:table-cell>
        </table:table-row>
        <table:table-row>
          <table:table-cell table:style-name="表2.A2" office:value-type="string">
            <text:p text:style-name="P2"/>
          </table:table-cell>
          <table:table-cell table:style-name="表2.A2" office:value-type="string">
            <text:p text:style-name="P3">地方債</text:p>
          </table:table-cell>
          <table:table-cell table:style-name="表2.C2" office:value-type="string">
            <text:list xml:id="list938931588196168645" text:style-name="L8">
              <text:list-item>
                <text:p text:style-name="P12">減少（１２％）</text:p>
              </text:list-item>
              <text:list-item>
                <text:p text:style-name="P12">他の２行は　=&gt;　増加させている（43 %, 111 %, それぞれ）</text:p>
              </text:list-item>
            </text:list>
          </table:table-cell>
        </table:table-row>
        <table:table-row>
          <table:table-cell table:style-name="表2.A2" office:value-type="string">
            <text:p text:style-name="P2"/>
          </table:table-cell>
          <table:table-cell table:style-name="表2.A2" office:value-type="string">
            <text:p text:style-name="P3">国債</text:p>
          </table:table-cell>
          <table:table-cell table:style-name="表2.C2" office:value-type="string">
            <text:p text:style-name="P3">減少（三井住友銀行と、同じ　=&gt;　-31 %, -13 %, respec.</text:p>
          </table:table-cell>
        </table:table-row>
      </table:table>
      <text:p text:style-name="P6"><text:tab/></text:p>
      <text:list xml:id="list33679724" text:continue-list="list8632008344891193803" text:style-name="L7">
        <text:list-item>
          <text:p text:style-name="P24">北海道（自治体）、地方債</text:p>
          <text:list>
            <text:list-item>
              <text:p text:style-name="P24">data</text:p>
              <text:list>
                <text:list-item>
                  <text:p text:style-name="P24">地方債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6">期間</text:p>
          </table:table-cell>
          <table:table-cell table:style-name="表3.C1" office:value-type="string">
            <text:p text:style-name="P6">５年、１０年<text:note text:id="ftn1" text:note-class="footnote"><text:note-citation>1</text:note-citation><text:note-body><text:p text:style-name="Footnote"><text:a xlink:type="simple" xlink:href="http://www.pref.hokkaido.lg.jp/sm/zsi/zaisei/dosai/keikaku_jisseki.htm" text:style-name="Internet_20_link" text:visited-style-name="Visited_20_Internet_20_Link">http://www.pref.hokkaido.lg.jp/sm/zsi/zaisei/dosai/keikaku_jisseki.htm</text:a> “令和元年度市場公募債発行計画”</text:p></text:note-body></text:note>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3">利率<text:note text:id="ftn2" text:note-class="footnote"><text:note-citation>2</text:note-citation><text:note-body><text:p text:style-name="Footnote">p.73.ods (tab “5”)</text:p></text:note-body></text:note></text:p>
          </table:table-cell>
          <table:table-cell table:style-name="表3.C2" office:value-type="string">
            <text:p text:style-name="P3"><draw:frame draw:style-name="fr3" draw:name="オブジェクト4" text:anchor-type="paragraph" svg:x="0.781cm" svg:y="0.362cm" svg:width="4.879cm" svg:height="2.014cm" draw:z-index="3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3"><text:soft-page-break/>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3">道税収</text:p>
          </table:table-cell>
          <table:table-cell table:style-name="表3.C2" office:value-type="string">
            <text:p text:style-name="P3"/>
          </table:table-cell>
        </table:table-row>
      </table:table>
      <text:list xml:id="list33703771" text:continue-numbering="true" text:style-name="L7">
        <text:list-item>
          <text:list>
            <text:list-item>
              <text:p text:style-name="P24">財政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P2"/>
          </table:table-cell>
          <table:table-cell table:style-name="表4.A1" office:value-type="string">
            <text:p text:style-name="P3">歳入</text:p>
          </table:table-cell>
          <table:table-cell table:style-name="表4.A1" office:value-type="string">
            <text:p text:style-name="P1">総額</text:p>
          </table:table-cell>
          <table:table-cell table:style-name="表4.D1" office:value-type="string">
            <text:p text:style-name="P1"><text:span text:style-name="T2">2 兆6,000 億円　（H３１年度）</text:span><text:span text:style-name="T2"><text:note text:id="ftn3" text:note-class="footnote"><text:note-citation>3</text:note-citation><text:note-body><text:p text:style-name="Footnote"><text:a xlink:type="simple" xlink:href="http://www.pref.hokkaido.lg.jp/sm/zsi/h31yosangaiyou/20-hyoushikara2p.pdf" text:style-name="Internet_20_link" text:visited-style-name="Visited_20_Internet_20_Link">http://www.pref.hokkaido.lg.jp/sm/zsi/h31yosangaiyou/20-hyoushikara2p.pdf</text:a></text:p></text:note-body></text:note></text:span></text:p>
          </table:table-cell>
        </table:table-row>
        <table:table-row>
          <table:table-cell table:style-name="表4.A2" office:value-type="string">
            <text:p text:style-name="P2"/>
          </table:table-cell>
          <table:table-cell table:style-name="表4.A2" office:value-type="string">
            <text:p text:style-name="P3"/>
          </table:table-cell>
          <table:table-cell table:style-name="表4.A2" office:value-type="string">
            <text:p text:style-name="P1">内訳</text:p>
          </table:table-cell>
          <table:table-cell table:style-name="表4.D2" office:value-type="string">
            <text:list xml:id="list4245934278363403394" text:style-name="L9">
              <text:list-item>
                <text:p text:style-name="P15">道税　=&gt;　23 %<text:note text:id="ftn4" text:note-class="footnote"><text:note-citation>4</text:note-citation><text:note-body><text:p text:style-name="Footnote">p.73.ods (tab “6”)</text:p></text:note-body></text:note></text:p>
              </text:list-item>
              <text:list-item>
                <text:p text:style-name="P15">道債　=&gt;　24 %</text:p>
              </text:list-item>
              <text:list-item>
                <text:p text:style-name="P15">地方交付税　=&gt;　19 %</text:p>
              </text:list-item>
              <text:list-item>
                <text:p text:style-name="P15">国庫支出金　=&gt;　12 %</text:p>
              </text:list-item>
            </text:list>
          </table:table-cell>
        </table:table-row>
        <table:table-row>
          <table:table-cell table:style-name="表4.A2" office:value-type="string">
            <text:p text:style-name="P2"/>
          </table:table-cell>
          <table:table-cell table:style-name="表4.A2" office:value-type="string">
            <text:p text:style-name="P3">歳出</text:p>
          </table:table-cell>
          <table:table-cell table:style-name="表4.A2" office:value-type="string">
            <text:p text:style-name="P3">公債費</text:p>
          </table:table-cell>
          <table:table-cell table:style-name="表4.D2" office:value-type="string">
            <text:p text:style-name="P3">約、30％</text:p>
          </table:table-cell>
        </table:table-row>
        <table:table-row>
          <table:table-cell table:style-name="表4.A2" office:value-type="string">
            <text:p text:style-name="P2"/>
          </table:table-cell>
          <table:table-cell table:style-name="表4.A2" office:value-type="string">
            <text:p text:style-name="P3"/>
          </table:table-cell>
          <table:table-cell table:style-name="表4.A2" office:value-type="string">
            <text:p text:style-name="P3"/>
          </table:table-cell>
          <table:table-cell table:style-name="表4.D2" office:value-type="string">
            <text:p text:style-name="P3"/>
          </table:table-cell>
        </table:table-row>
      </table:table>
      <text:list xml:id="list33675415" text:continue-list="list33703771" text:style-name="L7">
        <text:list-item>
          <text:list>
            <text:list-item>
              <text:p text:style-name="P24"/>
            </text:list-item>
          </text:list>
        </text:list-item>
      </text:list>
      <text:p text:style-name="P6"/>
      <text:p text:style-name="P6">[FOUND]</text:p>
      <text:list xml:id="list5004411490171244764" text:style-name="L10">
        <text:list-item>
          <text:p text:style-name="P25">歳出　=&gt;　公債費、30 %</text:p>
        </text:list-item>
        <text:list-item>
          <text:p text:style-name="P25">歳入　=&gt;　地方交付税＋支出金　=&gt;　32 %</text:p>
        </text:list-item>
      </text:list>
      <text:p text:style-name="P6"/>
      <text:p text:style-name="P6"/>
      <text:p text:style-name="P6">[next]</text:p>
      <text:list xml:id="list3722043033547707216" text:style-name="L11">
        <text:list-item>
          <text:p text:style-name="P26">ANY</text:p>
        </text:list-item>
        <text:list-item>
          <text:p text:style-name="P26">北海道の、民間地方銀行　=&gt;　F/S → 見てみよう</text:p>
        </text:list-item>
      </text:list>
      <text:p text:style-name="P6"/>
      <text:p text:style-name="P6">[/ 20191017_132046]</text:p>
      <text:p text:style-name="P6"/>
      <text:p text:style-name="P8"/>
      <text:p text:style-name="P6">---------------------------------------------------------------------</text:p>
      <text:p text:style-name="P6">[20191018_173928]</text:p>
      <text:p text:style-name="P6">myself bk / 藤巻『破綻する』 / .75 / 20191018_173928</text:p>
      <text:p text:style-name="P6"/>
      <text:list xml:id="list2028215087560149161" text:style-name="L12">
        <text:list-item>
          <text:p text:style-name="P27"><text:a xlink:type="simple" xlink:href="https://duckduckgo.com/?q=神奈川県+予算&amp;t=opera&amp;ia=web" text:style-name="Internet_20_link" text:visited-style-name="Visited_20_Internet_20_Link">https://duckduckgo.com/?q=神奈川県+予算&amp;t=opera&amp;ia=web</text:a></text:p>
        </text:list-item>
        <text:list-item>
          <text:p text:style-name="P27">FOUND</text:p>
          <text:list>
            <text:list-item>
              <text:p text:style-name="P27"/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6">県税＋贈与税</text:p>
          </table:table-cell>
          <table:table-cell table:style-name="表7.C1" office:value-type="string">
            <text:p text:style-name="P9">71%　（contra 一般会計）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3">一般会計、歳入</text:p>
          </table:table-cell>
          <table:table-cell table:style-name="表7.C2" office:value-type="string">
            <text:p text:style-name="P10">1兆8,000億円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3">県債、発行高</text:p>
          </table:table-cell>
          <table:table-cell table:style-name="表7.C2" office:value-type="string">
            <text:p text:style-name="P10">1,580億円　（8.65%　contra 一般会計）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3">一般財源における、県税の割合（繰越<text:soft-page-break/>金を除いて）</text:p>
          </table:table-cell>
          <table:table-cell table:style-name="表7.C4" office:value-type="percentage" office:value="0.82">
            <text:p text:style-name="P10">82%</text:p>
          </table:table-cell>
        </table:table-row>
      </table:table>
      <text:list xml:id="list33681470" text:continue-numbering="true" text:style-name="L12">
        <text:list-item>
          <text:list>
            <text:list-item>
              <text:p text:style-name="P27"/>
            </text:list-item>
            <text:list-item>
              <text:p text:style-name="P27"><draw:frame draw:style-name="fr2" draw:name="オブジェクト5" text:anchor-type="paragraph" svg:width="12.277cm" svg:height="8.513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</text:list>
        </text:list-item>
      </text:list>
      <text:p text:style-name="P6"/>
      <text:p text:style-name="P6">[FOUND]</text:p>
      <text:list xml:id="list7098047452346087971" text:style-name="L13">
        <text:list-item>
          <text:p text:style-name="P28">process web texts</text:p>
          <text:list>
            <text:list-item>
              <text:p text:style-name="P28">((\d) (\d)<text:tab/>$1\t$2</text:p>
            </text:list-item>
            <text:list-item>
              <text:p text:style-name="P28">△<text:tab/>-</text:p>
            </text:list-item>
            <text:list-item>
              <text:p text:style-name="P28">((\d) (\-)<text:tab/>$1\t$1</text:p>
            </text:list-item>
          </text:list>
        </text:list-item>
      </text:list>
      <text:p text:style-name="P6"/>
      <text:p text:style-name="P6"/>
      <text:p text:style-name="P6">[next]</text:p>
      <text:list xml:id="list6591070225283628941" text:style-name="L14">
        <text:list-item>
          <text:p text:style-name="P29">ANY</text:p>
        </text:list-item>
      </text:list>
      <text:p text:style-name="P6"/>
      <text:p text:style-name="P6">[/ 20191018_180619]</text:p>
      <text:p text:style-name="P4"/>
      <text:p text:style-name="P8">@@@</text:p>
      <text:p text:style-name="P4"/>
      <text:p text:style-name="P6">---------------------------------------------------------------------</text:p>
      <text:p text:style-name="P6">[20191021_133253]</text:p>
      <text:p text:style-name="P6">myself bk / 藤巻『破綻する』 / .75 / 20191021_133253</text:p>
      <text:p text:style-name="P6"/>
      <text:list xml:id="list8158644651934578467" text:style-name="L20">
        <text:list-item>
          <text:p text:style-name="P34">theme-1</text:p>
          <text:list>
            <text:list-item>
              <text:p text:style-name="P34">search ==&gt; “高齢者人口 ピーク”</text:p>
              <text:list>
                <text:list-item>
                  <text:p text:style-name="P34"><text:a xlink:type="simple" xlink:href="https://seniorguide.jp/article/1001790.html" text:style-name="Internet_20_link" text:visited-style-name="Visited_20_Internet_20_Link">https://seniorguide.jp/article/1001790.html</text:a></text:p>
                </text:list-item>
                <text:list-item>
                  <text:p text:style-name="P34"><text:a xlink:type="simple" xlink:href="https://www8.cao.go.jp/kourei/whitepaper/w-2012/zenbun/s1_1_1_02.html" text:style-name="Internet_20_link" text:visited-style-name="Visited_20_Internet_20_Link">https://www8.cao.go.jp/kourei/whitepaper/w-2012/zenbun/s1_1_1_02.html</text:a></text:p>
                </text:list-item>
              </text:list>
            </text:list-item>
            <text:list-item>
              <text:p text:style-name="P34">FOUND</text:p>
              <text:list>
                <text:list-item>
                  <text:p text:style-name="P34"><text:soft-page-break/>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2"/>
          </table:table-cell>
          <table:table-cell table:style-name="表8.A1" office:value-type="string">
            <text:p text:style-name="P6">65歳以上</text:p>
          </table:table-cell>
          <table:table-cell table:style-name="表8.C1" office:value-type="string">
            <text:p text:style-name="P6">2040年　=&gt;　3,868万人<text:note text:id="ftn0" text:note-class="footnote"><text:note-citation>5</text:note-citation><text:note-body><text:p text:style-name="Footnote"><text:a xlink:type="simple" xlink:href="https://seniorguide.jp/article/1001790.html" text:style-name="Internet_20_link" text:visited-style-name="Visited_20_Internet_20_Link">https://seniorguide.jp/article/1001790.html</text:a> “高齢者の増え方は一様ではない”</text:p></text:note-body></text:note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A2" office:value-type="string">
            <text:p text:style-name="P3">65～74歳</text:p>
          </table:table-cell>
          <table:table-cell table:style-name="表8.C2" office:value-type="string">
            <text:p text:style-name="P3">2020年　=&gt;　減り始め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A2" office:value-type="string">
            <text:p text:style-name="P3">75歳以上</text:p>
          </table:table-cell>
          <table:table-cell table:style-name="表8.C2" office:value-type="string">
            <text:list xml:id="list5223641726954348936" text:style-name="L21">
              <text:list-item>
                <text:p text:style-name="P13">2025年　=&gt;　2千万人台</text:p>
              </text:list-item>
              <text:list-item>
                <text:p text:style-name="P13">その後　=&gt;　横ばい</text:p>
              </text:list-item>
            </text:list>
          </table:table-cell>
        </table:table-row>
      </table:table>
      <text:list xml:id="list33694202" text:continue-list="list8158644651934578467" text:style-name="L20">
        <text:list-item>
          <text:p text:style-name="P34"/>
        </text:list-item>
      </text:list>
      <text:list xml:id="list33673911" text:continue-list="list33681470" text:style-name="L12">
        <text:list-item>
          <text:p text:style-name="P27"/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"/>
          </table:table-cell>
          <table:table-cell table:style-name="表6.A1" office:value-type="string">
            <text:p text:style-name="P6"/>
          </table:table-cell>
          <table:table-cell table:style-name="表6.C1" office:value-type="string">
            <text:p text:style-name="P6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3"/>
          </table:table-cell>
          <table:table-cell table:style-name="表6.C2" office:value-type="string">
            <text:p text:style-name="P3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3"/>
          </table:table-cell>
          <table:table-cell table:style-name="表6.C2" office:value-type="string">
            <text:p text:style-name="P3"/>
          </table:table-cell>
        </table:table-row>
      </table:table>
      <text:p text:style-name="P6"/>
      <text:list xml:id="list33693415" text:continue-numbering="true" text:style-name="L12">
        <text:list-item>
          <text:p text:style-name="P27"/>
        </text:list-item>
        <text:list-item>
          <text:p text:style-name="P27"/>
        </text:list-item>
      </text:list>
      <text:p text:style-name="P6">[FOUND]</text:p>
      <text:list xml:id="list3285500194940146941" text:style-name="L15">
        <text:list-item>
          <text:p text:style-name="P30"/>
        </text:list-item>
      </text:list>
      <text:p text:style-name="P6"/>
      <text:p text:style-name="P6"/>
      <text:p text:style-name="P6">[next]</text:p>
      <text:list xml:id="list1371735802394330710" text:style-name="L16">
        <text:list-item>
          <text:p text:style-name="P31"/>
        </text:list-item>
      </text:list>
      <text:p text:style-name="P6"/>
      <text:p text:style-name="P6">[/ XXX]</text:p>
      <text:p text:style-name="P4"/>
      <text:p text:style-name="P4"/>
      <text:p text:style-name="P6"/>
      <text:p text:style-name="P6"/>
      <text:p text:style-name="P6"/>
      <text:p text:style-name="P4">--------------------------------------------------------------------- [TEMPLATE] 20191016_180841</text:p>
      <text:p text:style-name="P6">---------------------------------------------------------------------</text:p>
      <text:p text:style-name="P6">[XXXX]</text:p>
      <text:p text:style-name="P6">myself bk / 藤巻『破綻する』 / .75 / XXXX</text:p>
      <text:p text:style-name="P6"/>
      <text:list xml:id="list33672859" text:continue-list="list33693415" text:style-name="L12">
        <text:list-item>
          <text:p text:style-name="P27">XXX</text:p>
        </text:list-item>
        <text:list-item>
          <text:p text:style-name="P27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"/>
          </table:table-cell>
          <table:table-cell table:style-name="表5.A1" office:value-type="string">
            <text:p text:style-name="P6"/>
          </table:table-cell>
          <table:table-cell table:style-name="表5.C1" office:value-type="string">
            <text:p text:style-name="P6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3"/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3"/>
          </table:table-cell>
          <table:table-cell table:style-name="表5.C2" office:value-type="string">
            <text:p text:style-name="P3"/>
          </table:table-cell>
        </table:table-row>
      </table:table>
      <text:p text:style-name="P6"/>
      <text:list xml:id="list33698925" text:continue-numbering="true" text:style-name="L12">
        <text:list-item>
          <text:p text:style-name="P27"/>
        </text:list-item>
        <text:list-item>
          <text:p text:style-name="P27"><text:soft-page-break/></text:p>
        </text:list-item>
      </text:list>
      <text:p text:style-name="P6">[FOUND]</text:p>
      <text:list xml:id="list1369619966162001206" text:style-name="L17">
        <text:list-item>
          <text:p text:style-name="P32"/>
        </text:list-item>
      </text:list>
      <text:p text:style-name="P6"/>
      <text:p text:style-name="P6"/>
      <text:p text:style-name="P6">[next]</text:p>
      <text:list xml:id="list2001565743556092498" text:style-name="L18">
        <text:list-item>
          <text:p text:style-name="P33"/>
        </text:list-item>
      </text:list>
      <text:p text:style-name="P6"/>
      <text:p text:style-name="P6">[/ XXX]</text:p>
      <text:p text:style-name="P4"/>
      <text:p text:style-name="P4"/>
      <text:p text:style-name="P4"/>
      <text:p text:style-name="P4"/>
      <text:p text:style-name="P4">/ --------------------------------------------------------------------- [TEMPLATE] 20191016_180841 /</text:p>
      <text:p text:style-name="P4"/>
      <text:p text:style-name="P7">-------------------------------------------------- [STEPS : closing] 20191016_180841</text:p>
      <text:list xml:id="list6511266378541603363" text:style-name="L19">
        <text:list-item>
          <text:p text:style-name="P35">email</text:p>
        </text:list-item>
        <text:list-item>
          <text:p text:style-name="P35">close</text:p>
          <text:list>
            <text:list-item>
              <text:p text:style-name="P35">sheet</text:p>
            </text:list-item>
            <text:list-item>
              <text:p text:style-name="P35">folder</text:p>
            </text:list-item>
            <text:list-item>
              <text:p text:style-name="P35">text file</text:p>
            </text:list-item>
            <text:list-item>
              <text:p text:style-name="P35">web pages</text:p>
            </text:list-item>
            <text:list-item>
              <text:p text:style-name="P35">this</text:p>
            </text:list-item>
          </text:list>
        </text:list-item>
      </text:list>
      <text:p text:style-name="P7"/>
      <text:p text:style-name="P7">/ -------------------------------------------------- [STEPS : closing] 20191016_180841 /</text:p>
      <text:p text:style-name="P7"/>
      <text:p text:style-name="P7"/>
      <text:p text:style-name="P5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11T16:04:55.63</meta:creation-date>
    <dc:date>2019-10-21T13:48:07.01</dc:date>
    <dc:creator>iwabuchi ken</dc:creator>
    <meta:editing-duration>PT2H50M</meta:editing-duration>
    <meta:editing-cycles>20</meta:editing-cycles>
    <meta:generator>OpenOffice/4.1.3$Win32 OpenOffice.org_project/413m1$Build-9783</meta:generator>
    <meta:document-statistic meta:table-count="8" meta:image-count="0" meta:object-count="5" meta:page-count="7" meta:paragraph-count="156" meta:word-count="967" meta:character-count="36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 style:data-style-name="N3">
      <style:table-cell-properties fo:background-color="#ffff99" fo:border="0.002cm solid #000000"/>
    </style:style>
    <style:style style:name="ce3" style:family="table-cell" style:parent-style-name="Default" style:data-style-name="N109">
      <style:table-cell-properties fo:background-color="#ffff99" fo:border="0.002cm solid #000000"/>
    </style:style>
    <style:style style:name="ce4" style:family="table-cell" style:parent-style-name="Default" style:data-style-name="N109"/>
  </office:automatic-styles>
  <office:body>
    <office:spreadsheet>
      <table:table table:name="p.75-" table:style-name="ta1" table:print="false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 table:number-rows-repeated="6">
          <table:table-cell table:number-columns-repeated="6"/>
          <table:table-cell table:style-name="Default" table:number-columns-repeated="3"/>
          <table:table-cell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当連結会計年度</text:p>
          </table:table-cell>
          <table:table-cell table:style-name="Default" office:value-type="string">
            <text:p>ratio (this fy)</text:p>
          </table:table-cell>
          <table:table-cell office:value-type="string">
            <text:p>ratio</text:p>
            <text:p>(contra prev yr)</text:p>
          </table:table-cell>
        </table:table-row>
        <table:table-row table:style-name="ro1">
          <table:table-cell table:number-columns-repeated="6"/>
          <table:table-cell office:value-type="string">
            <text:p>国債</text:p>
          </table:table-cell>
          <table:table-cell office:value-type="float" office:value="20195980">
            <text:p>20,195,980</text:p>
          </table:table-cell>
          <table:table-cell table:formula="of:=[.H8]/[.$H$13]" office:value-type="percentage" office:value="0.40239164648779">
            <text:p>40.24%</text:p>
          </table:table-cell>
          <table:table-cell table:style-name="ce4" table:formula="of:=[.H8]/[.H16]" office:value-type="percentage" office:value="0.991369052761542">
            <text:p>99.14%</text:p>
          </table:table-cell>
        </table:table-row>
        <table:table-row table:style-name="ro1">
          <table:table-cell table:number-columns-repeated="6"/>
          <table:table-cell office:value-type="string">
            <text:p>地方債</text:p>
          </table:table-cell>
          <table:table-cell office:value-type="float" office:value="2201147">
            <text:p>2,201,147</text:p>
          </table:table-cell>
          <table:table-cell table:formula="of:=[.H9]/[.$H$13]" office:value-type="percentage" office:value="0.0438564093196596">
            <text:p>4.39%</text:p>
          </table:table-cell>
          <table:table-cell table:style-name="ce4" table:formula="of:=[.H9]/[.H17]" office:value-type="percentage" office:value="1.43271847497597">
            <text:p>143.27%</text:p>
          </table:table-cell>
        </table:table-row>
        <table:table-row table:style-name="ro1">
          <table:table-cell table:number-columns-repeated="6"/>
          <table:table-cell office:value-type="string">
            <text:p>社債</text:p>
          </table:table-cell>
          <table:table-cell office:value-type="float" office:value="3318773">
            <text:p>3,318,773</text:p>
          </table:table-cell>
          <table:table-cell table:formula="of:=[.H10]/[.$H$13]" office:value-type="percentage" office:value="0.0661243738501039">
            <text:p>6.61%</text:p>
          </table:table-cell>
          <table:table-cell table:style-name="ce4" table:formula="of:=[.H10]/[.H18]" office:value-type="percentage" office:value="1.1831755123315">
            <text:p>118.32%</text:p>
          </table:table-cell>
        </table:table-row>
        <table:table-row table:style-name="ro1">
          <table:table-cell table:number-columns-repeated="6"/>
          <table:table-cell office:value-type="string">
            <text:p>株式</text:p>
          </table:table-cell>
          <table:table-cell office:value-type="float" office:value="4300141">
            <text:p>4,300,141</text:p>
          </table:table-cell>
          <table:table-cell table:formula="of:=[.H11]/[.$H$13]" office:value-type="percentage" office:value="0.0856774871593084">
            <text:p>8.57%</text:p>
          </table:table-cell>
          <table:table-cell table:style-name="ce4" table:formula="of:=[.H11]/[.H19]" office:value-type="percentage" office:value="0.895864014801688">
            <text:p>89.59%</text:p>
          </table:table-cell>
        </table:table-row>
        <table:table-row table:style-name="ro1">
          <table:table-cell table:number-columns-repeated="6"/>
          <table:table-cell office:value-type="string">
            <text:p>その他の証券</text:p>
          </table:table-cell>
          <table:table-cell office:value-type="float" office:value="20173818">
            <text:p>20,173,818</text:p>
          </table:table-cell>
          <table:table-cell table:formula="of:=[.H12]/[.$H$13]" office:value-type="percentage" office:value="0.401950083183139">
            <text:p>40.20%</text:p>
          </table:table-cell>
          <table:table-cell table:style-name="ce4" table:formula="of:=[.H12]/[.H20]" office:value-type="percentage" office:value="1.32945511684371">
            <text:p>132.95%</text:p>
          </table:table-cell>
        </table:table-row>
        <table:table-row table:style-name="ro1">
          <table:table-cell table:number-columns-repeated="7"/>
          <table:table-cell table:formula="of:=SUM([.H8:.H12])" office:value-type="float" office:value="50189859">
            <text:p>50,189,859</text:p>
          </table:table-cell>
          <table:table-cell table:formula="of:=[.H13]/[.$H$13]" office:value-type="percentage" office:value="1">
            <text:p>100.00%</text:p>
          </table:table-cell>
          <table:table-cell table:style-name="ce4" table:formula="of:=[.H13]/[.H21]" office:value-type="percentage" office:value="1.12312679647086">
            <text:p>112.31%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>
            <text:p>前連結会計年度</text:p>
          </table:table-cell>
          <table:table-cell table:style-name="Default" office:value-type="string">
            <text:p>ratio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国債</text:p>
          </table:table-cell>
          <table:table-cell office:value-type="float" office:value="20371808">
            <text:p>20,371,808</text:p>
          </table:table-cell>
          <table:table-cell table:formula="of:=[.H16]/[.$H$21]" office:value-type="percentage" office:value="0.455871443220422">
            <text:p>45.59%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地方債</text:p>
          </table:table-cell>
          <table:table-cell office:value-type="float" office:value="1536343">
            <text:p>1,536,343</text:p>
          </table:table-cell>
          <table:table-cell table:formula="of:=[.H17]/[.$H$21]" office:value-type="percentage" office:value="0.0343796142537566">
            <text:p>3.44%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社債</text:p>
          </table:table-cell>
          <table:table-cell office:value-type="float" office:value="2804971">
            <text:p>2,804,971</text:p>
          </table:table-cell>
          <table:table-cell table:formula="of:=[.H18]/[.$H$21]" office:value-type="percentage" office:value="0.0627684188836567">
            <text:p>6.28%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株式</text:p>
          </table:table-cell>
          <table:table-cell office:value-type="float" office:value="4799993">
            <text:p>4,799,993</text:p>
          </table:table-cell>
          <table:table-cell table:formula="of:=[.H19]/[.$H$21]" office:value-type="percentage" office:value="0.107412151948316">
            <text:p>10.74%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その他の証券</text:p>
          </table:table-cell>
          <table:table-cell office:value-type="float" office:value="15174501">
            <text:p>15,174,501</text:p>
          </table:table-cell>
          <table:table-cell table:formula="of:=[.H20]/[.$H$21]" office:value-type="percentage" office:value="0.339568371693849">
            <text:p>33.96%</text:p>
          </table:table-cell>
          <table:table-cell/>
        </table:table-row>
        <table:table-row table:style-name="ro1">
          <table:table-cell table:number-columns-repeated="7"/>
          <table:table-cell table:formula="of:=SUM([.H16:.H20])" office:value-type="float" office:value="44687616">
            <text:p>44,687,616</text:p>
          </table:table-cell>
          <table:table-cell table:formula="of:=[.H21]/[.$H$21]" office:value-type="percentage" office:value="1">
            <text:p>100.00%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-</number:text>
      <number:number number:decimal-places="2" number:min-integer-digits="1"/>
      <number:text>%</number:text>
      <style:map style:condition="value()&gt;=0" style:apply-style-name="N109P0"/>
    </number:percentage-style>
    <number:number-style style:name="N110P0" style:volatile="true">
      <number:number number:decimal-places="2" number:min-integer-digits="0" number:grouping="true"/>
    </number:number-style>
    <number:number-style style:name="N110">
      <style:text-properties fo:color="#ff0000"/>
      <number:text>-</number:text>
      <number:number number:decimal-places="2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2019/10/16</text:date>, <text:time>18:3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66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">
      <style:table-cell-properties fo:border="0.002cm solid #000000"/>
    </style:style>
    <style:style style:name="ce4" style:family="table-cell" style:parent-style-name="Default" style:data-style-name="N3"/>
    <style:style style:name="ce5" style:family="table-cell" style:parent-style-name="Default" style:data-style-name="N109">
      <style:table-cell-properties fo:background-color="#ccffcc" fo:border="0.002cm solid #000000"/>
    </style:style>
    <style:style style:name="ce6" style:family="table-cell" style:parent-style-name="Default" style:data-style-name="N109"/>
  </office:automatic-styles>
  <office:body>
    <office:spreadsheet>
      <table:table table:name="3" table:style-name="ta1" table:print="false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/>
          <table:table-cell office:value-type="string">
            <text:p>三井住友銀行</text:p>
          </table:table-cell>
          <table:table-cell table:number-columns-repeated="4"/>
          <table:table-cell office:value-type="string">
            <text:p>(単位：億円)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>
            <text:p>前連結会計年度末</text:p>
          </table:table-cell>
          <table:table-cell table:style-name="ce1"/>
          <table:table-cell table:style-name="ce1" office:value-type="string">
            <text:p>当連結会計年度末</text:p>
          </table:table-cell>
          <table:table-cell table:style-name="ce1"/>
          <table:table-cell table:style-name="ce1" office:value-type="string">
            <text:p>前連結会計年度末比</text:p>
          </table:table-cell>
          <table:table-cell/>
        </table:table-row>
        <table:table-row table:style-name="ro1">
          <table:table-cell/>
          <table:table-cell table:style-name="ce2" office:value-type="string">
            <text:p>有価証券</text:p>
          </table:table-cell>
          <table:table-cell table:style-name="ce3" office:value-type="float" office:value="252173">
            <text:p>252,173</text:p>
          </table:table-cell>
          <table:table-cell table:style-name="ce2"/>
          <table:table-cell table:style-name="ce3" office:value-type="float" office:value="234696">
            <text:p>234,696</text:p>
          </table:table-cell>
          <table:table-cell table:style-name="ce2"/>
          <table:table-cell table:style-name="ce2" office:value-type="string">
            <text:p>△17,477</text:p>
          </table:table-cell>
          <table:table-cell table:style-name="ce6" table:formula="of:=[.E13]/[.C13]-1" office:value-type="percentage" office:value="-0.0693055957616399">
            <text:p>-6.93%</text:p>
          </table:table-cell>
        </table:table-row>
        <table:table-row table:style-name="ro1">
          <table:table-cell/>
          <table:table-cell table:style-name="ce2" office:value-type="string">
            <text:p>国債</text:p>
          </table:table-cell>
          <table:table-cell table:style-name="ce3" office:value-type="float" office:value="95755">
            <text:p>95,755</text:p>
          </table:table-cell>
          <table:table-cell table:style-name="ce5" table:formula="of:=[.C14]/[.$C$20]" office:value-type="percentage" office:value="0.379719478294663">
            <text:p>37.97%</text:p>
          </table:table-cell>
          <table:table-cell table:style-name="ce3" office:value-type="float" office:value="65146">
            <text:p>65,146</text:p>
          </table:table-cell>
          <table:table-cell table:style-name="ce5" table:formula="of:=[.E14]/[.$E$20]" office:value-type="percentage" office:value="0.277574915742425">
            <text:p>27.76%</text:p>
          </table:table-cell>
          <table:table-cell table:style-name="ce2" office:value-type="string">
            <text:p>△30,609</text:p>
          </table:table-cell>
          <table:table-cell table:style-name="ce6" table:formula="of:=[.E14]/[.C14]-1" office:value-type="percentage" office:value="-0.319659547804292">
            <text:p>-31.97%</text:p>
          </table:table-cell>
        </table:table-row>
        <table:table-row table:style-name="ro1">
          <table:table-cell/>
          <table:table-cell table:style-name="ce2" office:value-type="string">
            <text:p>地方債</text:p>
          </table:table-cell>
          <table:table-cell table:style-name="ce3" office:value-type="float" office:value="470">
            <text:p>470</text:p>
          </table:table-cell>
          <table:table-cell table:style-name="ce5" table:formula="of:=[.C15]/[.$C$20]" office:value-type="percentage" office:value="0.00186379985168912">
            <text:p>0.19%</text:p>
          </table:table-cell>
          <table:table-cell table:style-name="ce3" office:value-type="float" office:value="992">
            <text:p>992</text:p>
          </table:table-cell>
          <table:table-cell table:style-name="ce5" table:formula="of:=[.E15]/[.$E$20]" office:value-type="percentage" office:value="0.0042267263748578">
            <text:p>0.42%</text:p>
          </table:table-cell>
          <table:table-cell table:style-name="ce2" office:value-type="float" office:value="521">
            <text:p>521</text:p>
          </table:table-cell>
          <table:table-cell table:style-name="ce6" table:formula="of:=[.E15]/[.C15]-1" office:value-type="percentage" office:value="1.11063829787234">
            <text:p>111.06%</text:p>
          </table:table-cell>
        </table:table-row>
        <table:table-row table:style-name="ro1">
          <table:table-cell/>
          <table:table-cell table:style-name="ce2" office:value-type="string">
            <text:p>社債</text:p>
          </table:table-cell>
          <table:table-cell table:style-name="ce3" office:value-type="float" office:value="26173">
            <text:p>26,173</text:p>
          </table:table-cell>
          <table:table-cell table:style-name="ce5" table:formula="of:=[.C16]/[.$C$20]" office:value-type="percentage" office:value="0.103789858549488">
            <text:p>10.38%</text:p>
          </table:table-cell>
          <table:table-cell table:style-name="ce3" office:value-type="float" office:value="26502">
            <text:p>26,502</text:p>
          </table:table-cell>
          <table:table-cell table:style-name="ce5" table:formula="of:=[.E16]/[.$E$20]" office:value-type="percentage" office:value="0.112920062889598">
            <text:p>11.29%</text:p>
          </table:table-cell>
          <table:table-cell table:style-name="ce2" office:value-type="float" office:value="330">
            <text:p>330</text:p>
          </table:table-cell>
          <table:table-cell table:style-name="ce6" table:formula="of:=[.E16]/[.C16]-1" office:value-type="percentage" office:value="0.0125702059374164">
            <text:p>1.26%</text:p>
          </table:table-cell>
        </table:table-row>
        <table:table-row table:style-name="ro1">
          <table:table-cell/>
          <table:table-cell table:style-name="ce2" office:value-type="string">
            <text:p>株式</text:p>
          </table:table-cell>
          <table:table-cell table:style-name="ce3" office:value-type="float" office:value="38410">
            <text:p>38,410</text:p>
          </table:table-cell>
          <table:table-cell table:style-name="ce5" table:formula="of:=[.C17]/[.$C$20]" office:value-type="percentage" office:value="0.152316068730594">
            <text:p>15.23%</text:p>
          </table:table-cell>
          <table:table-cell table:style-name="ce3" office:value-type="float" office:value="34347">
            <text:p>34,347</text:p>
          </table:table-cell>
          <table:table-cell table:style-name="ce5" table:formula="of:=[.E17]/[.$E$20]" office:value-type="percentage" office:value="0.146346139916573">
            <text:p>14.63%</text:p>
          </table:table-cell>
          <table:table-cell table:style-name="ce2" office:value-type="string">
            <text:p>△4,063</text:p>
          </table:table-cell>
          <table:table-cell table:style-name="ce6" table:formula="of:=[.E17]/[.C17]-1" office:value-type="percentage" office:value="-0.10577974485811">
            <text:p>-10.58%</text:p>
          </table:table-cell>
        </table:table-row>
        <table:table-row table:style-name="ro1">
          <table:table-cell/>
          <table:table-cell table:style-name="ce2" office:value-type="string">
            <text:p>うち時価のあるもの</text:p>
          </table:table-cell>
          <table:table-cell table:style-name="ce3" office:value-type="float" office:value="36027">
            <text:p>36,027</text:p>
          </table:table-cell>
          <table:table-cell table:style-name="ce5"/>
          <table:table-cell table:style-name="ce3" office:value-type="float" office:value="32761">
            <text:p>32,761</text:p>
          </table:table-cell>
          <table:table-cell table:style-name="ce5"/>
          <table:table-cell table:style-name="ce2" office:value-type="string">
            <text:p>△3,265</text:p>
          </table:table-cell>
          <table:table-cell table:style-name="ce6" table:formula="of:=[.E18]/[.C18]-1" office:value-type="percentage" office:value="-0.0906542315485608">
            <text:p>-9.07%</text:p>
          </table:table-cell>
        </table:table-row>
        <table:table-row table:style-name="ro1">
          <table:table-cell/>
          <table:table-cell table:style-name="ce2" office:value-type="string">
            <text:p>その他の証券</text:p>
          </table:table-cell>
          <table:table-cell table:style-name="ce3" office:value-type="float" office:value="91365">
            <text:p>91,365</text:p>
          </table:table-cell>
          <table:table-cell table:style-name="ce5" table:formula="of:=[.C19]/[.$C$20]" office:value-type="percentage" office:value="0.362310794573567">
            <text:p>36.23%</text:p>
          </table:table-cell>
          <table:table-cell table:style-name="ce3" office:value-type="float" office:value="107710">
            <text:p>107,710</text:p>
          </table:table-cell>
          <table:table-cell table:style-name="ce5" table:formula="of:=[.E19]/[.$E$20]" office:value-type="percentage" office:value="0.458932155076545">
            <text:p>45.89%</text:p>
          </table:table-cell>
          <table:table-cell table:style-name="ce2" office:value-type="float" office:value="16345">
            <text:p>16345</text:p>
          </table:table-cell>
          <table:table-cell table:style-name="ce6" table:formula="of:=[.E19]/[.C19]-1" office:value-type="percentage" office:value="0.178897827395611">
            <text:p>17.89%</text:p>
          </table:table-cell>
        </table:table-row>
        <table:table-row table:style-name="ro1">
          <table:table-cell table:number-columns-repeated="2"/>
          <table:table-cell table:style-name="ce4" table:formula="of:=SUM([.C14:.C17])+[.C19]" office:value-type="float" office:value="252173">
            <text:p>252,173</text:p>
          </table:table-cell>
          <table:table-cell/>
          <table:table-cell table:style-name="ce4" table:formula="of:=SUM([.E14:.E17])+[.E19]" office:value-type="float" office:value="234697">
            <text:p>234,697</text:p>
          </table:table-cell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-</number:text>
      <number:number number:decimal-places="2" number:min-integer-digits="1"/>
      <number:text>%</number:text>
      <style:map style:condition="value()&gt;=0" style:apply-style-name="N109P0"/>
    </number:percentage-style>
    <number:number-style style:name="N110P0" style:volatile="true">
      <number:number number:decimal-places="2" number:min-integer-digits="0" number:grouping="true"/>
    </number:number-style>
    <number:number-style style:name="N110">
      <style:text-properties fo:color="#ff0000"/>
      <number:text>-</number:text>
      <number:number number:decimal-places="2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2019/10/16</text:date>, <text:time>18:2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66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0">
      <style:table-cell-properties fo:background-color="#ffff66" fo:border="0.002cm solid #000000"/>
    </style:style>
    <style:style style:name="ce5" style:family="table-cell" style:parent-style-name="Default" style:data-style-name="N3">
      <style:table-cell-properties fo:border="0.002cm solid #000000"/>
    </style:style>
    <style:style style:name="ce6" style:family="table-cell" style:parent-style-name="Default" style:data-style-name="N3"/>
    <style:style style:name="ce7" style:family="table-cell" style:parent-style-name="Default" style:data-style-name="N109">
      <style:table-cell-properties fo:background-color="#ccffcc" fo:border="0.002cm solid #000000"/>
    </style:style>
    <style:style style:name="ce8" style:family="table-cell" style:parent-style-name="Default" style:data-style-name="N109">
      <style:table-cell-properties fo:border="0.002cm solid #000000"/>
    </style:style>
  </office:automatic-styles>
  <office:body>
    <office:spreadsheet>
      <table:table table:name="4" table:style-name="ta1" table:print="false">
        <table:table-column table:style-name="co1" table:number-columns-repeated="12" table:default-cell-style-name="Default"/>
        <table:table-row table:style-name="ro1" table:number-rows-repeated="8">
          <table:table-cell table:number-columns-repeated="12"/>
        </table:table-row>
        <table:table-row table:style-name="ro2">
          <table:table-cell table:number-columns-repeated="6"/>
          <table:table-cell table:style-name="ce1" office:value-type="string">
            <text:p>みずほ銀行</text:p>
          </table:table-cell>
          <table:table-cell office:value-type="string">
            <text:p>金額（億円）</text:p>
          </table:table-cell>
          <table:table-cell table:number-columns-repeated="3"/>
          <table:table-cell office:value-type="string">
            <text:p>(単位：億円)</text:p>
          </table:table-cell>
        </table:table-row>
        <table:table-row table:style-name="ro1">
          <table:table-cell table:number-columns-repeated="6"/>
          <table:table-cell table:style-name="ce2"/>
          <table:table-cell table:style-name="ce4" office:value-type="string">
            <text:p>前連結会計年度</text:p>
          </table:table-cell>
          <table:table-cell table:style-name="ce2"/>
          <table:table-cell table:style-name="ce2" office:value-type="string">
            <text:p>当連結会計年度末</text:p>
          </table:table-cell>
          <table:table-cell table:style-name="ce2"/>
          <table:table-cell table:style-name="ce2" office:value-type="string">
            <text:p>前／当</text:p>
          </table:table-cell>
        </table:table-row>
        <table:table-row table:style-name="ro1">
          <table:table-cell table:number-columns-repeated="6"/>
          <table:table-cell table:style-name="ce3" office:value-type="string">
            <text:p>有価証券</text:p>
          </table:table-cell>
          <table:table-cell table:style-name="ce5" office:value-type="float" office:value="325137">
            <text:p>325,137</text:p>
          </table:table-cell>
          <table:table-cell table:style-name="ce7"/>
          <table:table-cell table:style-name="ce5" office:value-type="float" office:value="287901">
            <text:p>287,901</text:p>
          </table:table-cell>
          <table:table-cell table:style-name="ce7"/>
          <table:table-cell table:style-name="ce8" table:formula="of:=[.J11]/[.H11]-1" office:value-type="percentage" office:value="-0.114524031408299">
            <text:p>-11.45%</text:p>
          </table:table-cell>
        </table:table-row>
        <table:table-row table:style-name="ro1">
          <table:table-cell table:number-columns-repeated="6"/>
          <table:table-cell table:style-name="ce3" office:value-type="string">
            <text:p>国債</text:p>
          </table:table-cell>
          <table:table-cell table:style-name="ce5" office:value-type="float" office:value="148786">
            <text:p>148,786</text:p>
          </table:table-cell>
          <table:table-cell table:style-name="ce7" table:formula="of:=[.H12]/[.$H$18]" office:value-type="percentage" office:value="0.457612991526597">
            <text:p>45.76%</text:p>
          </table:table-cell>
          <table:table-cell table:style-name="ce5" office:value-type="float" office:value="128069">
            <text:p>128,069</text:p>
          </table:table-cell>
          <table:table-cell table:style-name="ce7" table:formula="of:=[.J12]/[.$J$18]" office:value-type="percentage" office:value="0.444840030705213">
            <text:p>44.48%</text:p>
          </table:table-cell>
          <table:table-cell table:style-name="ce8" table:formula="of:=[.J12]/[.H12]-1" office:value-type="percentage" office:value="-0.139240251098894">
            <text:p>-13.92%</text:p>
          </table:table-cell>
        </table:table-row>
        <table:table-row table:style-name="ro1">
          <table:table-cell table:number-columns-repeated="6"/>
          <table:table-cell table:style-name="ce3" office:value-type="string">
            <text:p>地方債</text:p>
          </table:table-cell>
          <table:table-cell table:style-name="ce5" office:value-type="float" office:value="2376">
            <text:p>2,376</text:p>
          </table:table-cell>
          <table:table-cell table:style-name="ce7" table:formula="of:=[.H13]/[.$H$18]" office:value-type="percentage" office:value="0.00730773371061251">
            <text:p>0.73%</text:p>
          </table:table-cell>
          <table:table-cell table:style-name="ce5" office:value-type="float" office:value="2083">
            <text:p>2,083</text:p>
          </table:table-cell>
          <table:table-cell table:style-name="ce7" table:formula="of:=[.J13]/[.$H$18]" office:value-type="percentage" office:value="0.00640656957879035">
            <text:p>0.64%</text:p>
          </table:table-cell>
          <table:table-cell table:style-name="ce8" table:formula="of:=[.J13]/[.H13]-1" office:value-type="percentage" office:value="-0.123316498316498">
            <text:p>-12.33%</text:p>
          </table:table-cell>
        </table:table-row>
        <table:table-row table:style-name="ro1">
          <table:table-cell table:number-columns-repeated="6"/>
          <table:table-cell table:style-name="ce3" office:value-type="string">
            <text:p>社債</text:p>
          </table:table-cell>
          <table:table-cell table:style-name="ce5" office:value-type="float" office:value="26305">
            <text:p>26,305</text:p>
          </table:table-cell>
          <table:table-cell table:style-name="ce7" table:formula="of:=[.H14]/[.$H$18]" office:value-type="percentage" office:value="0.0809048549064235">
            <text:p>8.09%</text:p>
          </table:table-cell>
          <table:table-cell table:style-name="ce5" office:value-type="float" office:value="26068">
            <text:p>26,068</text:p>
          </table:table-cell>
          <table:table-cell table:style-name="ce7" table:formula="of:=[.J14]/[.$H$18]" office:value-type="percentage" office:value="0.0801759269226629">
            <text:p>8.02%</text:p>
          </table:table-cell>
          <table:table-cell table:style-name="ce8" table:formula="of:=[.J14]/[.H14]-1" office:value-type="percentage" office:value="-0.00900969397452955">
            <text:p>-0.90%</text:p>
          </table:table-cell>
        </table:table-row>
        <table:table-row table:style-name="ro1">
          <table:table-cell table:number-columns-repeated="6"/>
          <table:table-cell table:style-name="ce3" office:value-type="string">
            <text:p>株式</text:p>
          </table:table-cell>
          <table:table-cell table:style-name="ce5" office:value-type="float" office:value="36451">
            <text:p>36,451</text:p>
          </table:table-cell>
          <table:table-cell table:style-name="ce7" table:formula="of:=[.H15]/[.$H$18]" office:value-type="percentage" office:value="0.112110354160579">
            <text:p>11.21%</text:p>
          </table:table-cell>
          <table:table-cell table:style-name="ce5" office:value-type="float" office:value="32741">
            <text:p>32,741</text:p>
          </table:table-cell>
          <table:table-cell table:style-name="ce7" table:formula="of:=[.J15]/[.$H$18]" office:value-type="percentage" office:value="0.1006997093515">
            <text:p>10.07%</text:p>
          </table:table-cell>
          <table:table-cell table:style-name="ce8" table:formula="of:=[.J15]/[.H15]-1" office:value-type="percentage" office:value="-0.101780472415023">
            <text:p>-10.18%</text:p>
          </table:table-cell>
        </table:table-row>
        <table:table-row table:style-name="ro1">
          <table:table-cell table:number-columns-repeated="6"/>
          <table:table-cell table:style-name="ce3" office:value-type="string">
            <text:p>うち時価のあるもの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3"/>
        </table:table-row>
        <table:table-row table:style-name="ro1">
          <table:table-cell table:number-columns-repeated="6"/>
          <table:table-cell table:style-name="ce3" office:value-type="string">
            <text:p>その他の証券</text:p>
          </table:table-cell>
          <table:table-cell table:style-name="ce5" office:value-type="float" office:value="111217">
            <text:p>111,217</text:p>
          </table:table-cell>
          <table:table-cell table:style-name="ce7" table:formula="of:=[.H17]/[.$H$18]" office:value-type="percentage" office:value="0.342064065695788">
            <text:p>34.21%</text:p>
          </table:table-cell>
          <table:table-cell table:style-name="ce5" office:value-type="float" office:value="98938">
            <text:p>98,938</text:p>
          </table:table-cell>
          <table:table-cell table:style-name="ce7" table:formula="of:=[.J17]/[.$H$18]" office:value-type="percentage" office:value="0.304298214587787">
            <text:p>30.43%</text:p>
          </table:table-cell>
          <table:table-cell table:style-name="ce8" table:formula="of:=[.J17]/[.H17]-1" office:value-type="percentage" office:value="-0.110405783288526">
            <text:p>-11.04%</text:p>
          </table:table-cell>
        </table:table-row>
        <table:table-row table:style-name="ro1">
          <table:table-cell table:number-columns-repeated="7"/>
          <table:table-cell table:style-name="ce6" table:formula="of:=SUM([.H12:.H15])+[.H17]" office:value-type="float" office:value="325135">
            <text:p>325,135</text:p>
          </table:table-cell>
          <table:table-cell table:style-name="ce6"/>
          <table:table-cell table:style-name="ce6" table:formula="of:=SUM([.J12:.J15])+[.J17]" office:value-type="float" office:value="287899">
            <text:p>287,899</text:p>
          </table:table-cell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-</number:text>
      <number:number number:decimal-places="2" number:min-integer-digits="1"/>
      <number:text>%</number:text>
      <style:map style:condition="value()&gt;=0" style:apply-style-name="N109P0"/>
    </number:percentage-style>
    <number:number-style style:name="N110P0" style:volatile="true">
      <number:number number:decimal-places="2" number:min-integer-digits="0" number:grouping="true"/>
    </number:number-style>
    <number:number-style style:name="N110">
      <style:text-properties fo:color="#ff0000"/>
      <number:text>-</number:text>
      <number:number number:decimal-places="2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2019/10/17</text:date>, <text:time>12:45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5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発行月</text:p>
          </table:table-cell>
          <table:table-cell office:value-type="string">
            <text:p>表面利率</text:p>
          </table:table-cell>
        </table:table-row>
        <table:table-row table:style-name="ro2">
          <table:table-cell/>
          <table:table-cell office:value-type="string">
            <text:p>５月</text:p>
          </table:table-cell>
          <table:table-cell office:value-type="string">
            <text:p>0.010％</text:p>
          </table:table-cell>
        </table:table-row>
        <table:table-row table:style-name="ro2">
          <table:table-cell/>
          <table:table-cell office:value-type="string">
            <text:p>７月</text:p>
          </table:table-cell>
          <table:table-cell office:value-type="string">
            <text:p>0.005％</text:p>
          </table:table-cell>
        </table:table-row>
        <table:table-row table:style-name="ro2">
          <table:table-cell/>
          <table:table-cell office:value-type="string">
            <text:p>９月</text:p>
          </table:table-cell>
          <table:table-cell office:value-type="string">
            <text:p>0.001％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-</number:text>
      <number:number number:decimal-places="2" number:min-integer-digits="1"/>
      <number:text>%</number:text>
      <style:map style:condition="value()&gt;=0" style:apply-style-name="N109P0"/>
    </number:percentage-style>
    <number:number-style style:name="N110P0" style:volatile="true">
      <number:number number:decimal-places="2" number:min-integer-digits="0" number:grouping="true"/>
    </number:number-style>
    <number:number-style style:name="N110">
      <style:text-properties fo:color="#ff0000"/>
      <number:text>-</number:text>
      <number:number number:decimal-places="2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2019/10/17</text:date>, <text:time>12:5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cc99"/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3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3"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fo:background-color="#ffff66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8" style:family="table-cell" style:parent-style-name="Default" style:data-style-name="N109">
      <style:table-cell-properties fo:background-color="#ffcc99"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cc99" fo:border="0.002cm solid #000000"/>
      <style:text-properties fo:font-size="13pt" style:font-size-asian="13pt" style:font-size-complex="13pt"/>
    </style:style>
  </office:automatic-styles>
  <office:body>
    <office:spreadsheet>
      <table:table table:name="7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8"/>
        <table:table-row table:style-name="ro1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"/>
          <table:table-cell table:style-name="ce1" office:value-type="string">
            <text:p><text:s/>（単位：百万円、％）</text:p>
          </table:table-cell>
          <table:table-cell/>
          <table:table-cell table:style-name="ce1"/>
        </table:table-row>
        <table:table-row table:style-name="ro2">
          <table:table-cell table:number-columns-repeated="3"/>
          <table:table-cell table:style-name="ce1" office:value-type="string">
            <text:p>一般財源</text:p>
          </table:table-cell>
          <table:table-cell table:style-name="ce1"/>
          <table:table-cell/>
          <table:table-cell table:style-name="ce1"/>
        </table:table-row>
        <table:table-row table:style-name="ro3">
          <table:table-cell table:number-columns-repeated="3"/>
          <table:table-cell table:style-name="ce1"/>
          <table:table-cell table:style-name="ce1" office:value-type="string">
            <text:p>h31</text:p>
          </table:table-cell>
          <table:table-cell office:value-type="string">
            <text:p>contra</text:p>
            <text:p>一般財源</text:p>
          </table:table-cell>
          <table:table-cell table:style-name="ce1" office:value-type="string">
            <text:p>contra</text:p>
            <text:p>一般会計</text:p>
          </table:table-cell>
        </table:table-row>
        <table:table-row table:style-name="ro2">
          <table:table-cell table:number-columns-repeated="3"/>
          <table:table-cell office:value-type="string">
            <text:p>県税</text:p>
          </table:table-cell>
          <table:table-cell office:value-type="float" office:value="1185333">
            <text:p>1,185,333</text:p>
          </table:table-cell>
          <table:table-cell table:style-name="ce5" table:formula="of:=[.E5]/[.E$12]" office:value-type="percentage" office:value="0.826037326397963">
            <text:p>82.60%</text:p>
          </table:table-cell>
          <table:table-cell table:formula="of:=[.E5]/[.E$15]" office:value-type="percentage" office:value="0.647754099650694">
            <text:p>64.78%</text:p>
          </table:table-cell>
        </table:table-row>
        <table:table-row table:style-name="ro2">
          <table:table-cell table:number-columns-repeated="3"/>
          <table:table-cell office:value-type="string">
            <text:p>地方譲与税</text:p>
          </table:table-cell>
          <table:table-cell office:value-type="float" office:value="143330">
            <text:p>143,330</text:p>
          </table:table-cell>
          <table:table-cell table:style-name="ce5" table:formula="of:=[.E6]/[.E$12]" office:value-type="percentage" office:value="0.0998841085101149">
            <text:p>9.99%</text:p>
          </table:table-cell>
          <table:table-cell table:formula="of:=[.E6]/[.E$15]" office:value-type="percentage" office:value="0.0783261708759766">
            <text:p>7.83%</text:p>
          </table:table-cell>
        </table:table-row>
        <table:table-row table:style-name="ro2">
          <table:table-cell table:number-columns-repeated="3"/>
          <table:table-cell office:value-type="string">
            <text:p>地方特例交付金</text:p>
          </table:table-cell>
          <table:table-cell office:value-type="float" office:value="14100">
            <text:p>14,100</text:p>
          </table:table-cell>
          <table:table-cell table:style-name="ce5" table:formula="of:=[.E7]/[.E$12]" office:value-type="percentage" office:value="0.00982603732639796">
            <text:p>0.98%</text:p>
          </table:table-cell>
          <table:table-cell table:formula="of:=[.E7]/[.E$15]" office:value-type="percentage" office:value="0.00770528856032421">
            <text:p>0.77%</text:p>
          </table:table-cell>
        </table:table-row>
        <table:table-row table:style-name="ro2">
          <table:table-cell table:number-columns-repeated="3"/>
          <table:table-cell office:value-type="string">
            <text:p>地方交付税</text:p>
          </table:table-cell>
          <table:table-cell office:value-type="float" office:value="91000">
            <text:p>91,000</text:p>
          </table:table-cell>
          <table:table-cell table:style-name="ce5" table:formula="of:=[.E8]/[.E$12]" office:value-type="percentage" office:value="0.0634162692696606">
            <text:p>6.34%</text:p>
          </table:table-cell>
          <table:table-cell table:formula="of:=[.E8]/[.E$15]" office:value-type="percentage" office:value="0.0497291673042201">
            <text:p>4.97%</text:p>
          </table:table-cell>
        </table:table-row>
        <table:table-row table:style-name="ro2">
          <table:table-cell table:number-columns-repeated="3"/>
          <table:table-cell office:value-type="string">
            <text:p>交通安全対策特別交付金</text:p>
          </table:table-cell>
          <table:table-cell office:value-type="float" office:value="1200">
            <text:p>1,200</text:p>
          </table:table-cell>
          <table:table-cell table:style-name="ce5" table:formula="of:=[.E9]/[.E$12]" office:value-type="percentage" office:value="0.000836258495863656">
            <text:p>0.08%</text:p>
          </table:table-cell>
          <table:table-cell table:formula="of:=[.E9]/[.E$15]" office:value-type="percentage" office:value="0.000655769239176529">
            <text:p>0.07%</text:p>
          </table:table-cell>
        </table:table-row>
        <table:table-row table:style-name="ro2">
          <table:table-cell table:number-columns-repeated="3"/>
          <table:table-cell office:value-type="string">
            <text:p>繰越金</text:p>
          </table:table-cell>
          <table:table-cell office:value-type="float" office:value="10">
            <text:p>10</text:p>
          </table:table-cell>
          <table:table-cell table:style-name="ce6"/>
          <table:table-cell table:style-name="ce9"/>
        </table:table-row>
        <table:table-row table:style-name="ro2">
          <table:table-cell table:number-columns-repeated="4"/>
          <table:table-cell table:style-name="ce2" office:value-type="string">
            <text:p><text:s/>1,434,975</text:p>
          </table:table-cell>
          <table:table-cell table:style-name="ce6"/>
          <table:table-cell table:style-name="ce9"/>
        </table:table-row>
        <table:table-row table:style-name="ro2">
          <table:table-cell table:number-columns-repeated="3"/>
          <table:table-cell table:style-name="ce1"/>
          <table:table-cell table:style-name="ce4" table:formula="of:=SUM([.E5:.E9])" office:value-type="float" office:value="1434963">
            <text:p>1,434,963</text:p>
          </table:table-cell>
          <table:table-cell table:style-name="ce7"/>
          <table:table-cell table:style-name="ce10"/>
        </table:table-row>
        <table:table-row table:style-name="ro2">
          <table:table-cell table:number-columns-repeated="3"/>
          <table:table-cell table:style-name="ce1" table:number-columns-repeated="2"/>
          <table:table-cell/>
          <table:table-cell table:style-name="ce1"/>
        </table:table-row>
        <table:table-row table:style-name="ro2">
          <table:table-cell table:number-columns-repeated="3"/>
          <table:table-cell table:style-name="ce1" office:value-type="string">
            <text:p>県債</text:p>
          </table:table-cell>
          <table:table-cell office:value-type="float" office:value="158245">
            <text:p>158,245</text:p>
          </table:table-cell>
          <table:table-cell/>
          <table:table-cell table:formula="of:=[.E14]/[.E$15]" office:value-type="percentage" office:value="0.0864768360445748">
            <text:p>8.65%</text:p>
          </table:table-cell>
        </table:table-row>
        <table:table-row table:style-name="ro2">
          <table:table-cell table:number-columns-repeated="3"/>
          <table:table-cell table:style-name="Default" office:value-type="string">
            <text:p>一般会計</text:p>
          </table:table-cell>
          <table:table-cell office:value-type="float" office:value="1829912">
            <text:p>1,829,912</text:p>
          </table:table-cell>
          <table:table-cell table:style-name="Default" table:number-columns-repeated="2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-</number:text>
      <number:number number:decimal-places="2" number:min-integer-digits="1"/>
      <number:text>%</number:text>
      <style:map style:condition="value()&gt;=0" style:apply-style-name="N109P0"/>
    </number:percentage-style>
    <number:number-style style:name="N110P0" style:volatile="true">
      <number:number number:decimal-places="2" number:min-integer-digits="0" number:grouping="true"/>
    </number:number-style>
    <number:number-style style:name="N110">
      <style:text-properties fo:color="#ff0000"/>
      <number:text>-</number:text>
      <number:number number:decimal-places="2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2019/10/18</text:date>, <text:time>18:06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